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4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2" table:number-columns-repeated="8" table:default-cell-style-name="ce5"/>
        <table:table-column table:style-name="co3" table:default-cell-style-name="ce10"/>
        <table:table-column table:style-name="co4" table:default-cell-style-name="ce9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ce9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ce9"/>
        <table:table-column table:style-name="co2" table:number-columns-repeated="3" table:default-cell-style-name="Default"/>
        <table:table-column table:style-name="co2" table:default-cell-style-name="ce15"/>
        <table:table-column table:style-name="co4" table:default-cell-style-name="ce9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5"/>
        <table:table-column table:style-name="co4" table:default-cell-style-name="ce9"/>
        <table:table-column table:style-name="co5" table:default-cell-style-name="ce18"/>
        <table:table-column table:style-name="co6" table:number-columns-repeated="4" table:default-cell-style-name="ce7"/>
        <table:table-column table:style-name="co4" table:default-cell-style-name="ce9"/>
        <table:table-column table:style-name="co6" table:default-cell-style-name="ce20"/>
        <table:table-column table:style-name="co7" table:default-cell-style-name="ce23"/>
        <table:table-column table:style-name="co4" table:default-cell-style-name="ce9"/>
        <table:table-column table:style-name="co6" table:default-cell-style-name="ce20"/>
        <table:table-column table:style-name="co2" table:default-cell-style-name="ce25"/>
        <table:table-column table:style-name="co4" table:default-cell-style-name="ce9"/>
        <table:table-column table:style-name="co6" table:default-cell-style-name="ce20"/>
        <table:table-column table:style-name="co7" table:default-cell-style-name="ce23"/>
        <table:table-column table:style-name="co2" table:number-columns-repeated="96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table:style-name="ce7" office:value-type="string" calcext:value-type="string">
            <text:p>RN</text:p>
          </table:table-cell>
          <table:table-cell table:style-name="ce8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8"/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8"/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8"/>
          <table:table-cell table:style-name="ce14" office:value-type="string" calcext:value-type="string">
            <text:p>CP1</text:p>
          </table:table-cell>
          <table:table-cell table:style-name="ce14" office:value-type="string" calcext:value-type="string">
            <text:p>CP2</text:p>
          </table:table-cell>
          <table:table-cell table:style-name="ce14" office:value-type="string" calcext:value-type="string">
            <text:p>IM</text:p>
          </table:table-cell>
          <table:table-cell table:style-name="ce10" office:value-type="string" calcext:value-type="string">
            <text:p>CP Final</text:p>
          </table:table-cell>
          <table:table-cell table:style-name="ce8"/>
          <table:table-cell table:style-name="ce14" office:value-type="string" calcext:value-type="string">
            <text:p>FP – P</text:p>
          </table:table-cell>
          <table:table-cell table:style-name="ce14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6" office:value-type="string" calcext:value-type="string">
            <text:p>FP Final</text:p>
          </table:table-cell>
          <table:table-cell table:style-name="ce8"/>
          <table:table-cell table:style-name="ce16" office:value-type="string" calcext:value-type="string">
            <text:p>Final Grade</text:p>
          </table:table-cell>
          <table:table-cell table:style-name="ce17" office:value-type="string" calcext:value-type="string">
            <text:p>Final Grade</text:p>
          </table:table-cell>
          <table:table-cell table:style-name="ce17" office:value-type="string" calcext:value-type="string">
            <text:p>Submitted Grade</text:p>
          </table:table-cell>
          <table:table-cell table:style-name="ce17" office:value-type="string" calcext:value-type="string">
            <text:p>Final GPA</text:p>
          </table:table-cell>
          <table:table-cell table:style-name="ce17" office:value-type="string" calcext:value-type="string">
            <text:p>Submitted GPA</text:p>
          </table:table-cell>
          <table:table-cell table:style-name="ce8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8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8"/>
          <table:table-cell table:style-name="ce19"/>
          <table:table-cell table:style-name="ce22"/>
          <table:table-cell table:style-name="ce14" table:number-columns-repeated="96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2:.Z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11" table:formula="of:=[.AC2]/100*0.05+[.AD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11" table:formula="of:=[.AG2]/100*0.15+[.AH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2];[.$BA$2:.$BB$15];2;0); VLOOKUP([.AL2];[.$BA$2:.$BB$15];2;0); MIN(30; [.AM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1" table:formula="of:=(SUM(VLOOKUP([.AP2];[.$BA$2:.$BB$15];2;0); VLOOKUP([.AQ2];[.$BA$2:.$BB$15];2;0); VLOOKUP([.AR2];[.$BA$2:.$BB$15];2;0))/300)*0.1" office:value-type="float" office:value="0.0873333333333333" calcext:value-type="float">
            <text:p>0.08733</text:p>
          </table:table-cell>
          <table:table-cell/>
          <table:table-cell table:style-name="ce16" table:formula="of:=[.Q2] + [.AA2] + [.AE2] + [.AN2] + [.AI2] + [.AS2]" office:value-type="string" office:string-value="" calcext:value-type="error">
            <text:p>#VALUE!</text:p>
          </table:table-cell>
          <table:table-cell table:style-name="ce17" table:formula="of:=IF([.AU2]&gt;=0.9875;&quot;A+&quot;;  IF([.AU2]&gt;=0.94; &quot;A&quot;; IF([.AU2]&gt;=0.9; &quot;A-&quot;; IF([.AU2]&gt;=0.87; &quot;B+&quot;; IF([.AU2]&gt;=0.84;&quot;B&quot;; IF([.AU2]&gt;=0.8; &quot;B-&quot;; IF([.AU2]&gt;=0.77; &quot;C+&quot;; IF([.AU2]&gt;=0.74;&quot;C&quot;; IF([.AU2]&gt;=0.7; &quot;C-&quot;; IF([.AU2]&gt;=0.67; &quot;D+&quot;; IF([.AU2]&gt;=0.64;&quot;D&quot;; IF([.AU2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2]; [.$BD$2:.$BE$15]; 2; 0)" office:value-type="string" office:string-value="" calcext:value-type="error">
            <text:p>#VALUE!</text:p>
          </table:table-cell>
          <table:table-cell table:style-name="ce17" table:formula="of:=VLOOKUP([.AW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S3:.Z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11" table:formula="of:=[.AC3]/100*0.05+[.AD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11" table:formula="of:=[.AG3]/100*0.15+[.AH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1" table:formula="of:=(SUM(VLOOKUP([.AK3];[.$BA$2:.$BB$15];2;0); VLOOKUP([.AL3];[.$BA$2:.$BB$15];2;0); MIN(30; [.AM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1" table:formula="of:=(SUM(VLOOKUP([.AP3];[.$BA$2:.$BB$15];2;0); VLOOKUP([.AQ3];[.$BA$2:.$BB$15];2;0); VLOOKUP([.AR3];[.$BA$2:.$BB$15];2;0))/300)*0.1" office:value-type="float" office:value="0.0916666666666667" calcext:value-type="float">
            <text:p>0.09167</text:p>
          </table:table-cell>
          <table:table-cell/>
          <table:table-cell table:style-name="ce16" table:formula="of:=[.Q3] + [.AA3] + [.AE3] + [.AN3] + [.AI3] + [.AS3]" office:value-type="string" office:string-value="" calcext:value-type="error">
            <text:p>#VALUE!</text:p>
          </table:table-cell>
          <table:table-cell table:style-name="ce17" table:formula="of:=IF([.AU3]&gt;=0.9875;&quot;A+&quot;;  IF([.AU3]&gt;=0.94; &quot;A&quot;; IF([.AU3]&gt;=0.9; &quot;A-&quot;; IF([.AU3]&gt;=0.87; &quot;B+&quot;; IF([.AU3]&gt;=0.84;&quot;B&quot;; IF([.AU3]&gt;=0.8; &quot;B-&quot;; IF([.AU3]&gt;=0.77; &quot;C+&quot;; IF([.AU3]&gt;=0.74;&quot;C&quot;; IF([.AU3]&gt;=0.7; &quot;C-&quot;; IF([.AU3]&gt;=0.67; &quot;D+&quot;; IF([.AU3]&gt;=0.64;&quot;D&quot;; IF([.AU3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3]; [.$BD$2:.$BE$15]; 2; 0)" office:value-type="string" office:string-value="" calcext:value-type="error">
            <text:p>#VALUE!</text:p>
          </table:table-cell>
          <table:table-cell table:style-name="ce17" table:formula="of:=VLOOKUP([.AW3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4:.Z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[.AC4]/100*0.05+[.AD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11" table:formula="of:=[.AG4]/100*0.15+[.AH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11" table:formula="of:=(SUM(VLOOKUP([.AK4];[.$BA$2:.$BB$15];2;0); VLOOKUP([.AL4];[.$BA$2:.$BB$15];2;0); MIN(30; [.AM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4];[.$BA$2:.$BB$15];2;0); VLOOKUP([.AQ4];[.$BA$2:.$BB$15];2;0); VLOOKUP([.AR4];[.$BA$2:.$BB$15];2;0))/300)*0.1" office:value-type="float" office:value="0.0936666666666667" calcext:value-type="float">
            <text:p>0.09367</text:p>
          </table:table-cell>
          <table:table-cell/>
          <table:table-cell table:style-name="ce16" table:formula="of:=[.Q4] + [.AA4] + [.AE4] + [.AN4] + [.AI4] + [.AS4]" office:value-type="string" office:string-value="" calcext:value-type="error">
            <text:p>#VALUE!</text:p>
          </table:table-cell>
          <table:table-cell table:style-name="ce17" table:formula="of:=IF([.AU4]&gt;=0.9875;&quot;A+&quot;;  IF([.AU4]&gt;=0.94; &quot;A&quot;; IF([.AU4]&gt;=0.9; &quot;A-&quot;; IF([.AU4]&gt;=0.87; &quot;B+&quot;; IF([.AU4]&gt;=0.84;&quot;B&quot;; IF([.AU4]&gt;=0.8; &quot;B-&quot;; IF([.AU4]&gt;=0.77; &quot;C+&quot;; IF([.AU4]&gt;=0.74;&quot;C&quot;; IF([.AU4]&gt;=0.7; &quot;C-&quot;; IF([.AU4]&gt;=0.67; &quot;D+&quot;; IF([.AU4]&gt;=0.64;&quot;D&quot;; IF([.AU4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A</text:p>
          </table:table-cell>
          <table:table-cell table:style-name="ce17" table:formula="of:=VLOOKUP([.AV4]; [.$BD$2:.$BE$15]; 2; 0)" office:value-type="string" office:string-value="" calcext:value-type="error">
            <text:p>#VALUE!</text:p>
          </table:table-cell>
          <table:table-cell table:style-name="ce17" table:formula="of:=VLOOKUP([.AW4]; [.$BD$2:.$BE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S5:.Z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11" table:formula="of:=[.AC5]/100*0.05+[.AD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11" table:formula="of:=[.AG5]/100*0.15+[.AH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5];[.$BA$2:.$BB$15];2;0); VLOOKUP([.AL5];[.$BA$2:.$BB$15];2;0); MIN(30; [.AM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1" table:formula="of:=(SUM(VLOOKUP([.AP5];[.$BA$2:.$BB$15];2;0); VLOOKUP([.AQ5];[.$BA$2:.$BB$15];2;0); VLOOKUP([.AR5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5] + [.AA5] + [.AE5] + [.AN5] + [.AI5] + [.AS5]" office:value-type="string" office:string-value="" calcext:value-type="error">
            <text:p>#VALUE!</text:p>
          </table:table-cell>
          <table:table-cell table:style-name="ce17" table:formula="of:=IF([.AU5]&gt;=0.9875;&quot;A+&quot;;  IF([.AU5]&gt;=0.94; &quot;A&quot;; IF([.AU5]&gt;=0.9; &quot;A-&quot;; IF([.AU5]&gt;=0.87; &quot;B+&quot;; IF([.AU5]&gt;=0.84;&quot;B&quot;; IF([.AU5]&gt;=0.8; &quot;B-&quot;; IF([.AU5]&gt;=0.77; &quot;C+&quot;; IF([.AU5]&gt;=0.74;&quot;C&quot;; IF([.AU5]&gt;=0.7; &quot;C-&quot;; IF([.AU5]&gt;=0.67; &quot;D+&quot;; IF([.AU5]&gt;=0.64;&quot;D&quot;; IF([.AU5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-</text:p>
          </table:table-cell>
          <table:table-cell table:style-name="ce17" table:formula="of:=VLOOKUP([.AV5]; [.$BD$2:.$BE$15]; 2; 0)" office:value-type="string" office:string-value="" calcext:value-type="error">
            <text:p>#VALUE!</text:p>
          </table:table-cell>
          <table:table-cell table:style-name="ce17" table:formula="of:=VLOOKUP([.AW5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S6:.Z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11" table:formula="of:=[.AC6]/100*0.05+[.AD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11" table:formula="of:=[.AG6]/100*0.15+[.AH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(SUM(VLOOKUP([.AK6];[.$BA$2:.$BB$15];2;0); VLOOKUP([.AL6];[.$BA$2:.$BB$15];2;0); MIN(30; [.AM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1" table:formula="of:=(SUM(VLOOKUP([.AP6];[.$BA$2:.$BB$15];2;0); VLOOKUP([.AQ6];[.$BA$2:.$BB$15];2;0); VLOOKUP([.AR6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6] + [.AA6] + [.AE6] + [.AN6] + [.AI6] + [.AS6]" office:value-type="string" office:string-value="" calcext:value-type="error">
            <text:p>#VALUE!</text:p>
          </table:table-cell>
          <table:table-cell table:style-name="ce17" table:formula="of:=IF([.AU6]&gt;=0.9875;&quot;A+&quot;;  IF([.AU6]&gt;=0.94; &quot;A&quot;; IF([.AU6]&gt;=0.9; &quot;A-&quot;; IF([.AU6]&gt;=0.87; &quot;B+&quot;; IF([.AU6]&gt;=0.84;&quot;B&quot;; IF([.AU6]&gt;=0.8; &quot;B-&quot;; IF([.AU6]&gt;=0.77; &quot;C+&quot;; IF([.AU6]&gt;=0.74;&quot;C&quot;; IF([.AU6]&gt;=0.7; &quot;C-&quot;; IF([.AU6]&gt;=0.67; &quot;D+&quot;; IF([.AU6]&gt;=0.64;&quot;D&quot;; IF([.AU6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-</text:p>
          </table:table-cell>
          <table:table-cell table:style-name="ce17" table:formula="of:=VLOOKUP([.AV6]; [.$BD$2:.$BE$15]; 2; 0)" office:value-type="string" office:string-value="" calcext:value-type="error">
            <text:p>#VALUE!</text:p>
          </table:table-cell>
          <table:table-cell table:style-name="ce17" table:formula="of:=VLOOKUP([.AW6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7:.Z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11" table:formula="of:=[.AC7]/100*0.05+[.AD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11" table:formula="of:=[.AG7]/100*0.15+[.AH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7];[.$BA$2:.$BB$15];2;0); VLOOKUP([.AL7];[.$BA$2:.$BB$15];2;0); MIN(30; [.AM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7];[.$BA$2:.$BB$15];2;0); VLOOKUP([.AQ7];[.$BA$2:.$BB$15];2;0); VLOOKUP([.AR7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7] + [.AA7] + [.AE7] + [.AN7] + [.AI7] + [.AS7]" office:value-type="string" office:string-value="" calcext:value-type="error">
            <text:p>#VALUE!</text:p>
          </table:table-cell>
          <table:table-cell table:style-name="ce17" table:formula="of:=IF([.AU7]&gt;=0.9875;&quot;A+&quot;;  IF([.AU7]&gt;=0.94; &quot;A&quot;; IF([.AU7]&gt;=0.9; &quot;A-&quot;; IF([.AU7]&gt;=0.87; &quot;B+&quot;; IF([.AU7]&gt;=0.84;&quot;B&quot;; IF([.AU7]&gt;=0.8; &quot;B-&quot;; IF([.AU7]&gt;=0.77; &quot;C+&quot;; IF([.AU7]&gt;=0.74;&quot;C&quot;; IF([.AU7]&gt;=0.7; &quot;C-&quot;; IF([.AU7]&gt;=0.67; &quot;D+&quot;; IF([.AU7]&gt;=0.64;&quot;D&quot;; IF([.AU7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7]; [.$BD$2:.$BE$15]; 2; 0)" office:value-type="string" office:string-value="" calcext:value-type="error">
            <text:p>#VALUE!</text:p>
          </table:table-cell>
          <table:table-cell table:style-name="ce17" table:formula="of:=VLOOKUP([.AW7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8:.Z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11" table:formula="of:=[.AC8]/100*0.05+[.AD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11" table:formula="of:=[.AG8]/100*0.15+[.AH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8];[.$BA$2:.$BB$15];2;0); VLOOKUP([.AL8];[.$BA$2:.$BB$15];2;0); MIN(30; [.AM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8];[.$BA$2:.$BB$15];2;0); VLOOKUP([.AQ8];[.$BA$2:.$BB$15];2;0); VLOOKUP([.AR8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8] + [.AA8] + [.AE8] + [.AN8] + [.AI8] + [.AS8]" office:value-type="string" office:string-value="" calcext:value-type="error">
            <text:p>#VALUE!</text:p>
          </table:table-cell>
          <table:table-cell table:style-name="ce17" table:formula="of:=IF([.AU8]&gt;=0.9875;&quot;A+&quot;;  IF([.AU8]&gt;=0.94; &quot;A&quot;; IF([.AU8]&gt;=0.9; &quot;A-&quot;; IF([.AU8]&gt;=0.87; &quot;B+&quot;; IF([.AU8]&gt;=0.84;&quot;B&quot;; IF([.AU8]&gt;=0.8; &quot;B-&quot;; IF([.AU8]&gt;=0.77; &quot;C+&quot;; IF([.AU8]&gt;=0.74;&quot;C&quot;; IF([.AU8]&gt;=0.7; &quot;C-&quot;; IF([.AU8]&gt;=0.67; &quot;D+&quot;; IF([.AU8]&gt;=0.64;&quot;D&quot;; IF([.AU8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8]; [.$BD$2:.$BE$15]; 2; 0)" office:value-type="string" office:string-value="" calcext:value-type="error">
            <text:p>#VALUE!</text:p>
          </table:table-cell>
          <table:table-cell table:style-name="ce17" table:formula="of:=VLOOKUP([.AW8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9:.Z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11" table:formula="of:=[.AC9]/100*0.05+[.AD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11" table:formula="of:=[.AG9]/100*0.15+[.AH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11" table:formula="of:=(SUM(VLOOKUP([.AK9];[.$BA$2:.$BB$15];2;0); VLOOKUP([.AL9];[.$BA$2:.$BB$15];2;0); MIN(30; [.AM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9];[.$BA$2:.$BB$15];2;0); VLOOKUP([.AQ9];[.$BA$2:.$BB$15];2;0); VLOOKUP([.AR9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9] + [.AA9] + [.AE9] + [.AN9] + [.AI9] + [.AS9]" office:value-type="string" office:string-value="" calcext:value-type="error">
            <text:p>#VALUE!</text:p>
          </table:table-cell>
          <table:table-cell table:style-name="ce17" table:formula="of:=IF([.AU9]&gt;=0.9875;&quot;A+&quot;;  IF([.AU9]&gt;=0.94; &quot;A&quot;; IF([.AU9]&gt;=0.9; &quot;A-&quot;; IF([.AU9]&gt;=0.87; &quot;B+&quot;; IF([.AU9]&gt;=0.84;&quot;B&quot;; IF([.AU9]&gt;=0.8; &quot;B-&quot;; IF([.AU9]&gt;=0.77; &quot;C+&quot;; IF([.AU9]&gt;=0.74;&quot;C&quot;; IF([.AU9]&gt;=0.7; &quot;C-&quot;; IF([.AU9]&gt;=0.67; &quot;D+&quot;; IF([.AU9]&gt;=0.64;&quot;D&quot;; IF([.AU9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</text:p>
          </table:table-cell>
          <table:table-cell table:style-name="ce17" table:formula="of:=VLOOKUP([.AV9]; [.$BD$2:.$BE$15]; 2; 0)" office:value-type="string" office:string-value="" calcext:value-type="error">
            <text:p>#VALUE!</text:p>
          </table:table-cell>
          <table:table-cell table:style-name="ce17" table:formula="of:=VLOOKUP([.AW9]; [.$BD$2:.$BE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0:.Z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11" table:formula="of:=[.AC10]/100*0.05+[.AD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11" table:formula="of:=[.AG10]/100*0.15+[.AH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11" table:formula="of:=(SUM(VLOOKUP([.AK10];[.$BA$2:.$BB$15];2;0); VLOOKUP([.AL10];[.$BA$2:.$BB$15];2;0); MIN(30; [.AM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1" table:formula="of:=(SUM(VLOOKUP([.AP10];[.$BA$2:.$BB$15];2;0); VLOOKUP([.AQ10];[.$BA$2:.$BB$15];2;0); VLOOKUP([.AR10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10] + [.AA10] + [.AE10] + [.AN10] + [.AI10] + [.AS10]" office:value-type="string" office:string-value="" calcext:value-type="error">
            <text:p>#VALUE!</text:p>
          </table:table-cell>
          <table:table-cell table:style-name="ce17" table:formula="of:=IF([.AU10]&gt;=0.9875;&quot;A+&quot;;  IF([.AU10]&gt;=0.94; &quot;A&quot;; IF([.AU10]&gt;=0.9; &quot;A-&quot;; IF([.AU10]&gt;=0.87; &quot;B+&quot;; IF([.AU10]&gt;=0.84;&quot;B&quot;; IF([.AU10]&gt;=0.8; &quot;B-&quot;; IF([.AU10]&gt;=0.77; &quot;C+&quot;; IF([.AU10]&gt;=0.74;&quot;C&quot;; IF([.AU10]&gt;=0.7; &quot;C-&quot;; IF([.AU10]&gt;=0.67; &quot;D+&quot;; IF([.AU10]&gt;=0.64;&quot;D&quot;; IF([.AU10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10]; [.$BD$2:.$BE$15]; 2; 0)" office:value-type="string" office:string-value="" calcext:value-type="error">
            <text:p>#VALUE!</text:p>
          </table:table-cell>
          <table:table-cell table:style-name="ce17" table:formula="of:=VLOOKUP([.AW10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1:.Z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11" table:formula="of:=[.AC11]/100*0.05+[.AD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11" table:formula="of:=[.AG11]/100*0.15+[.AH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11];[.$BA$2:.$BB$15];2;0); VLOOKUP([.AL11];[.$BA$2:.$BB$15];2;0); MIN(30; [.AM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1];[.$BA$2:.$BB$15];2;0); VLOOKUP([.AQ11];[.$BA$2:.$BB$15];2;0); VLOOKUP([.AR11];[.$BA$2:.$BB$15];2;0))/300)*0.1" office:value-type="float" office:value="0.0903333333333333" calcext:value-type="float">
            <text:p>0.09033</text:p>
          </table:table-cell>
          <table:table-cell/>
          <table:table-cell table:style-name="ce16" table:formula="of:=[.Q11] + [.AA11] + [.AE11] + [.AN11] + [.AI11] + [.AS11]" office:value-type="string" office:string-value="" calcext:value-type="error">
            <text:p>#VALUE!</text:p>
          </table:table-cell>
          <table:table-cell table:style-name="ce17" table:formula="of:=IF([.AU11]&gt;=0.9875;&quot;A+&quot;;  IF([.AU11]&gt;=0.94; &quot;A&quot;; IF([.AU11]&gt;=0.9; &quot;A-&quot;; IF([.AU11]&gt;=0.87; &quot;B+&quot;; IF([.AU11]&gt;=0.84;&quot;B&quot;; IF([.AU11]&gt;=0.8; &quot;B-&quot;; IF([.AU11]&gt;=0.77; &quot;C+&quot;; IF([.AU11]&gt;=0.74;&quot;C&quot;; IF([.AU11]&gt;=0.7; &quot;C-&quot;; IF([.AU11]&gt;=0.67; &quot;D+&quot;; IF([.AU11]&gt;=0.64;&quot;D&quot;; IF([.AU11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1]; [.$BD$2:.$BE$15]; 2; 0)" office:value-type="string" office:string-value="" calcext:value-type="error">
            <text:p>#VALUE!</text:p>
          </table:table-cell>
          <table:table-cell table:style-name="ce17" table:formula="of:=VLOOKUP([.AW11]; [.$BD$2:.$BE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2:.Z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11" table:formula="of:=[.AC12]/100*0.05+[.AD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11" table:formula="of:=[.AG12]/100*0.15+[.AH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12];[.$BA$2:.$BB$15];2;0); VLOOKUP([.AL12];[.$BA$2:.$BB$15];2;0); MIN(30; [.AM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11" table:formula="of:=(SUM(VLOOKUP([.AP12];[.$BA$2:.$BB$15];2;0); VLOOKUP([.AQ12];[.$BA$2:.$BB$15];2;0); VLOOKUP([.AR12];[.$BA$2:.$BB$15];2;0))/300)*0.1" office:value-type="float" office:value="0.095" calcext:value-type="float">
            <text:p>0.09500</text:p>
          </table:table-cell>
          <table:table-cell/>
          <table:table-cell table:style-name="ce16" table:formula="of:=[.Q12] + [.AA12] + [.AE12] + [.AN12] + [.AI12] + [.AS12]" office:value-type="string" office:string-value="" calcext:value-type="error">
            <text:p>#VALUE!</text:p>
          </table:table-cell>
          <table:table-cell table:style-name="ce17" table:formula="of:=IF([.AU12]&gt;=0.9875;&quot;A+&quot;;  IF([.AU12]&gt;=0.94; &quot;A&quot;; IF([.AU12]&gt;=0.9; &quot;A-&quot;; IF([.AU12]&gt;=0.87; &quot;B+&quot;; IF([.AU12]&gt;=0.84;&quot;B&quot;; IF([.AU12]&gt;=0.8; &quot;B-&quot;; IF([.AU12]&gt;=0.77; &quot;C+&quot;; IF([.AU12]&gt;=0.74;&quot;C&quot;; IF([.AU12]&gt;=0.7; &quot;C-&quot;; IF([.AU12]&gt;=0.67; &quot;D+&quot;; IF([.AU12]&gt;=0.64;&quot;D&quot;; IF([.AU12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2]; [.$BD$2:.$BE$15]; 2; 0)" office:value-type="string" office:string-value="" calcext:value-type="error">
            <text:p>#VALUE!</text:p>
          </table:table-cell>
          <table:table-cell table:style-name="ce17" table:formula="of:=VLOOKUP([.AW1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3:.Z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11" table:formula="of:=[.AC13]/100*0.05+[.AD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11" table:formula="of:=[.AG13]/100*0.15+[.AH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formula="of:=(SUM(VLOOKUP([.AK13];[.$BA$2:.$BB$15];2;0); VLOOKUP([.AL13];[.$BA$2:.$BB$15];2;0); MIN(30; [.AM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1" table:formula="of:=(SUM(VLOOKUP([.AP13];[.$BA$2:.$BB$15];2;0); VLOOKUP([.AQ13];[.$BA$2:.$BB$15];2;0); VLOOKUP([.AR13];[.$BA$2:.$BB$15];2;0))/300)*0.1" office:value-type="float" office:value="0.0873333333333333" calcext:value-type="float">
            <text:p>0.08733</text:p>
          </table:table-cell>
          <table:table-cell/>
          <table:table-cell table:style-name="ce16" table:formula="of:=[.Q13] + [.AA13] + [.AE13] + [.AN13] + [.AI13] + [.AS13]" office:value-type="string" office:string-value="" calcext:value-type="error">
            <text:p>#VALUE!</text:p>
          </table:table-cell>
          <table:table-cell table:style-name="ce17" table:formula="of:=IF([.AU13]&gt;=0.9875;&quot;A+&quot;;  IF([.AU13]&gt;=0.94; &quot;A&quot;; IF([.AU13]&gt;=0.9; &quot;A-&quot;; IF([.AU13]&gt;=0.87; &quot;B+&quot;; IF([.AU13]&gt;=0.84;&quot;B&quot;; IF([.AU13]&gt;=0.8; &quot;B-&quot;; IF([.AU13]&gt;=0.77; &quot;C+&quot;; IF([.AU13]&gt;=0.74;&quot;C&quot;; IF([.AU13]&gt;=0.7; &quot;C-&quot;; IF([.AU13]&gt;=0.67; &quot;D+&quot;; IF([.AU13]&gt;=0.64;&quot;D&quot;; IF([.AU13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A-</text:p>
          </table:table-cell>
          <table:table-cell table:style-name="ce17" table:formula="of:=VLOOKUP([.AV13]; [.$BD$2:.$BE$15]; 2; 0)" office:value-type="string" office:string-value="" calcext:value-type="error">
            <text:p>#VALUE!</text:p>
          </table:table-cell>
          <table:table-cell table:style-name="ce17" table:formula="of:=VLOOKUP([.AW13]; [.$BD$2:.$BE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4:.Z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[.AC14]/100*0.05+[.AD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11" table:formula="of:=[.AG14]/100*0.15+[.AH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11" table:formula="of:=(SUM(VLOOKUP([.AK14];[.$BA$2:.$BB$15];2;0); VLOOKUP([.AL14];[.$BA$2:.$BB$15];2;0); MIN(30; [.AM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14];[.$BA$2:.$BB$15];2;0); VLOOKUP([.AQ14];[.$BA$2:.$BB$15];2;0); VLOOKUP([.AR14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14] + [.AA14] + [.AE14] + [.AN14] + [.AI14] + [.AS14]" office:value-type="string" office:string-value="" calcext:value-type="error">
            <text:p>#VALUE!</text:p>
          </table:table-cell>
          <table:table-cell table:style-name="ce17" table:formula="of:=IF([.AU14]&gt;=0.9875;&quot;A+&quot;;  IF([.AU14]&gt;=0.94; &quot;A&quot;; IF([.AU14]&gt;=0.9; &quot;A-&quot;; IF([.AU14]&gt;=0.87; &quot;B+&quot;; IF([.AU14]&gt;=0.84;&quot;B&quot;; IF([.AU14]&gt;=0.8; &quot;B-&quot;; IF([.AU14]&gt;=0.77; &quot;C+&quot;; IF([.AU14]&gt;=0.74;&quot;C&quot;; IF([.AU14]&gt;=0.7; &quot;C-&quot;; IF([.AU14]&gt;=0.67; &quot;D+&quot;; IF([.AU14]&gt;=0.64;&quot;D&quot;; IF([.AU14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14]; [.$BD$2:.$BE$15]; 2; 0)" office:value-type="string" office:string-value="" calcext:value-type="error">
            <text:p>#VALUE!</text:p>
          </table:table-cell>
          <table:table-cell table:style-name="ce17" table:formula="of:=VLOOKUP([.AW14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5:.Z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11" table:formula="of:=[.AC15]/100*0.05+[.AD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11" table:formula="of:=[.AG15]/100*0.15+[.AH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11" table:formula="of:=(SUM(VLOOKUP([.AK15];[.$BA$2:.$BB$15];2;0); VLOOKUP([.AL15];[.$BA$2:.$BB$15];2;0); MIN(30; [.AM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1" table:formula="of:=(SUM(VLOOKUP([.AP15];[.$BA$2:.$BB$15];2;0); VLOOKUP([.AQ15];[.$BA$2:.$BB$15];2;0); VLOOKUP([.AR15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15] + [.AA15] + [.AE15] + [.AN15] + [.AI15] + [.AS15]" office:value-type="string" office:string-value="" calcext:value-type="error">
            <text:p>#VALUE!</text:p>
          </table:table-cell>
          <table:table-cell table:style-name="ce17" table:formula="of:=IF([.AU15]&gt;=0.9875;&quot;A+&quot;;  IF([.AU15]&gt;=0.94; &quot;A&quot;; IF([.AU15]&gt;=0.9; &quot;A-&quot;; IF([.AU15]&gt;=0.87; &quot;B+&quot;; IF([.AU15]&gt;=0.84;&quot;B&quot;; IF([.AU15]&gt;=0.8; &quot;B-&quot;; IF([.AU15]&gt;=0.77; &quot;C+&quot;; IF([.AU15]&gt;=0.74;&quot;C&quot;; IF([.AU15]&gt;=0.7; &quot;C-&quot;; IF([.AU15]&gt;=0.67; &quot;D+&quot;; IF([.AU15]&gt;=0.64;&quot;D&quot;; IF([.AU15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5]; [.$BD$2:.$BE$15]; 2; 0)" office:value-type="string" office:string-value="" calcext:value-type="error">
            <text:p>#VALUE!</text:p>
          </table:table-cell>
          <table:table-cell table:style-name="ce17" table:formula="of:=VLOOKUP([.AW15]; [.$BD$2:.$BE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SUM([.S16:.Z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11" table:formula="of:=[.AC16]/100*0.05+[.AD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11" table:formula="of:=[.AG16]/100*0.15+[.AH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(SUM(VLOOKUP([.AK16];[.$BA$2:.$BB$15];2;0); VLOOKUP([.AL16];[.$BA$2:.$BB$15];2;0); MIN(30; [.AM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1" table:formula="of:=(SUM(VLOOKUP([.AP16];[.$BA$2:.$BB$15];2;0); VLOOKUP([.AQ16];[.$BA$2:.$BB$15];2;0); VLOOKUP([.AR16];[.$BA$2:.$BB$15];2;0))/300)*0.1" office:value-type="float" office:value="0.0916666666666667" calcext:value-type="float">
            <text:p>0.09167</text:p>
          </table:table-cell>
          <table:table-cell/>
          <table:table-cell table:style-name="ce16" table:formula="of:=[.Q16] + [.AA16] + [.AE16] + [.AN16] + [.AI16] + [.AS16]" office:value-type="string" office:string-value="" calcext:value-type="error">
            <text:p>#VALUE!</text:p>
          </table:table-cell>
          <table:table-cell table:style-name="ce17" table:formula="of:=IF([.AU16]&gt;=0.9875;&quot;A+&quot;;  IF([.AU16]&gt;=0.94; &quot;A&quot;; IF([.AU16]&gt;=0.9; &quot;A-&quot;; IF([.AU16]&gt;=0.87; &quot;B+&quot;; IF([.AU16]&gt;=0.84;&quot;B&quot;; IF([.AU16]&gt;=0.8; &quot;B-&quot;; IF([.AU16]&gt;=0.77; &quot;C+&quot;; IF([.AU16]&gt;=0.74;&quot;C&quot;; IF([.AU16]&gt;=0.7; &quot;C-&quot;; IF([.AU16]&gt;=0.67; &quot;D+&quot;; IF([.AU16]&gt;=0.64;&quot;D&quot;; IF([.AU16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6]; [.$BD$2:.$BE$15]; 2; 0)" office:value-type="string" office:string-value="" calcext:value-type="error">
            <text:p>#VALUE!</text:p>
          </table:table-cell>
          <table:table-cell table:style-name="ce17" table:formula="of:=VLOOKUP([.AW16]; [.$BD$2:.$BE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9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4"/>
        </table:table-row>
        <table:table-row table:style-name="ro1"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7:.Z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11" table:formula="of:=[.AC17]/100*0.05+[.AD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11" table:formula="of:=[.AG17]/100*0.15+[.AH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(SUM(VLOOKUP([.AK17];[.$BA$2:.$BB$15];2;0); VLOOKUP([.AL17];[.$BA$2:.$BB$15];2;0); MIN(30; [.AM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7];[.$BA$2:.$BB$15];2;0); VLOOKUP([.AQ17];[.$BA$2:.$BB$15];2;0); VLOOKUP([.AR17];[.$BA$2:.$BB$15];2;0))/300)*0.1" office:value-type="float" office:value="0.0903333333333333" calcext:value-type="float">
            <text:p>0.09033</text:p>
          </table:table-cell>
          <table:table-cell/>
          <table:table-cell table:style-name="ce16" table:formula="of:=[.Q17] + [.AA17] + [.AE17] + [.AN17] + [.AI17] + [.AS17]" office:value-type="float" office:value="0.608159420289855" calcext:value-type="float">
            <text:p>0.60816</text:p>
          </table:table-cell>
          <table:table-cell table:style-name="ce17" table:formula="of:=IF([.AU17]&gt;=0.9875;&quot;A+&quot;;  IF([.AU17]&gt;=0.94; &quot;A&quot;; IF([.AU17]&gt;=0.9; &quot;A-&quot;; IF([.AU17]&gt;=0.87; &quot;B+&quot;; IF([.AU17]&gt;=0.84;&quot;B&quot;; IF([.AU17]&gt;=0.8; &quot;B-&quot;; IF([.AU17]&gt;=0.77; &quot;C+&quot;; IF([.AU17]&gt;=0.74;&quot;C&quot;; IF([.AU17]&gt;=0.7; &quot;C-&quot;; IF([.AU17]&gt;=0.67; &quot;D+&quot;; IF([.AU17]&gt;=0.64;&quot;D&quot;; IF([.AU17]&gt;=0.6; &quot;D-&quot;; &quot;F&quot;))))))))))))" office:value-type="string" office:string-value="D-" calcext:value-type="string">
            <text:p>D-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7]; [.$BD$2:.$BE$15]; 2; 0)" office:value-type="float" office:value="0" calcext:value-type="float">
            <text:p>0</text:p>
          </table:table-cell>
          <table:table-cell table:style-name="ce17" table:formula="of:=VLOOKUP([.AW17]; [.$BD$2:.$BE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/>
          <table:table-cell table:number-columns-repeated="17"/>
          <table:table-cell table:number-columns-repeated="8" office:value-type="float" office:value="1" calcext:value-type="float">
            <text:p>1</text:p>
          </table:table-cell>
          <table:table-cell table:style-name="ce11" table:formula="of:=SUM([.S18:.Z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11" table:formula="of:=[.AC18]/100*0.05+[.AD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11" table:formula="of:=[.AG18]/100*0.15+[.AH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18];[.$BA$2:.$BB$15];2;0); VLOOKUP([.AL18];[.$BA$2:.$BB$15];2;0); MIN(30; [.AM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11" table:formula="of:=(SUM(VLOOKUP([.AP18];[.$BA$2:.$BB$15];2;0); VLOOKUP([.AQ18];[.$BA$2:.$BB$15];2;0); VLOOKUP([.AR18];[.$BA$2:.$BB$15];2;0))/300)*0.1" office:value-type="float" office:value="0.095" calcext:value-type="float">
            <text:p>0.09500</text:p>
          </table:table-cell>
          <table:table-cell/>
          <table:table-cell table:style-name="ce16" table:formula="of:=[.Q18] + [.AA18] + [.AE18] + [.AN18] + [.AI18] + [.AS18]" office:value-type="float" office:value="0.571717391304348" calcext:value-type="float">
            <text:p>0.57172</text:p>
          </table:table-cell>
          <table:table-cell table:style-name="ce17" table:formula="of:=IF([.AU18]&gt;=0.9875;&quot;A+&quot;;  IF([.AU18]&gt;=0.94; &quot;A&quot;; IF([.AU18]&gt;=0.9; &quot;A-&quot;; IF([.AU18]&gt;=0.87; &quot;B+&quot;; IF([.AU18]&gt;=0.84;&quot;B&quot;; IF([.AU18]&gt;=0.8; &quot;B-&quot;; IF([.AU18]&gt;=0.77; &quot;C+&quot;; IF([.AU18]&gt;=0.74;&quot;C&quot;; IF([.AU18]&gt;=0.7; &quot;C-&quot;; IF([.AU18]&gt;=0.67; &quot;D+&quot;; IF([.AU18]&gt;=0.64;&quot;D&quot;; IF([.AU18]&gt;=0.6; &quot;D-&quot;; &quot;F&quot;))))))))))))" office:value-type="string" office:string-value="F" calcext:value-type="string">
            <text:p>F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18]; [.$BD$2:.$BE$15]; 2; 0)" office:value-type="float" office:value="0" calcext:value-type="float">
            <text:p>0</text:p>
          </table:table-cell>
          <table:table-cell table:style-name="ce17" table:formula="of:=VLOOKUP([.AW18]; [.$BD$2:.$BE$15]; 2; 0)" office:value-type="float" office:value="3" calcext:value-type="float">
            <text:p>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number-columns-repeated="8" office:value-type="float" office:value="1" calcext:value-type="float">
            <text:p>1</text:p>
          </table:table-cell>
          <table:table-cell table:style-name="ce11" table:formula="of:=SUM([.S19:.Z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11" table:formula="of:=[.AC19]/100*0.05+[.AD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11" table:formula="of:=[.AG19]/100*0.15+[.AH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19];[.$BA$2:.$BB$15];2;0); VLOOKUP([.AL19];[.$BA$2:.$BB$15];2;0); MIN(30; [.AM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9];[.$BA$2:.$BB$15];2;0); VLOOKUP([.AQ19];[.$BA$2:.$BB$15];2;0); VLOOKUP([.AR19];[.$BA$2:.$BB$15];2;0))/300)*0.1" office:value-type="float" office:value="0.0936666666666667" calcext:value-type="float">
            <text:p>0.09367</text:p>
          </table:table-cell>
          <table:table-cell/>
          <table:table-cell table:style-name="ce16" table:formula="of:=[.Q19] + [.AA19] + [.AE19] + [.AN19] + [.AI19] + [.AS19]" office:value-type="float" office:value="0.598884057971014" calcext:value-type="float">
            <text:p>0.59888</text:p>
          </table:table-cell>
          <table:table-cell table:style-name="ce17" table:formula="of:=IF([.AU19]&gt;=0.9875;&quot;A+&quot;;  IF([.AU19]&gt;=0.94; &quot;A&quot;; IF([.AU19]&gt;=0.9; &quot;A-&quot;; IF([.AU19]&gt;=0.87; &quot;B+&quot;; IF([.AU19]&gt;=0.84;&quot;B&quot;; IF([.AU19]&gt;=0.8; &quot;B-&quot;; IF([.AU19]&gt;=0.77; &quot;C+&quot;; IF([.AU19]&gt;=0.74;&quot;C&quot;; IF([.AU19]&gt;=0.7; &quot;C-&quot;; IF([.AU19]&gt;=0.67; &quot;D+&quot;; IF([.AU19]&gt;=0.64;&quot;D&quot;; IF([.AU19]&gt;=0.6; &quot;D-&quot;; &quot;F&quot;))))))))))))" office:value-type="string" office:string-value="F" calcext:value-type="string">
            <text:p>F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9]; [.$BD$2:.$BE$15]; 2; 0)" office:value-type="float" office:value="0" calcext:value-type="float">
            <text:p>0</text:p>
          </table:table-cell>
          <table:table-cell table:style-name="ce17" table:formula="of:=VLOOKUP([.AW19]; [.$BD$2:.$BE$15]; 2; 0)"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number-columns-repeated="26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1" table:formula="of:=AVERAGE([.AA2:.AA19])" office:value-type="float" office:value="0.0868055555555556" calcext:value-type="float">
            <text:p>0.08681</text:p>
          </table:table-cell>
          <table:table-cell/>
          <table:table-cell table:style-name="ce5" table:formula="of:=AVERAGE([.AC2:.AC19])" office:value-type="float" office:value="70.1111111111111" calcext:value-type="float">
            <text:p>70.1111111111</text:p>
          </table:table-cell>
          <table:table-cell table:style-name="ce5" table:formula="of:=AVERAGE([.AD2:.AD19])" office:value-type="float" office:value="78.7777777777778" calcext:value-type="float">
            <text:p>78.7777777778</text:p>
          </table:table-cell>
          <table:table-cell table:style-name="ce11" table:formula="of:=AVERAGE([.AE2:.AE18])" office:value-type="float" office:value="0.0739411764705882" calcext:value-type="float">
            <text:p>0.07394</text:p>
          </table:table-cell>
          <table:table-cell/>
          <table:table-cell table:style-name="ce5" table:formula="of:=AVERAGE([.AG2:.AG19])" office:value-type="float" office:value="79.1666666666667" calcext:value-type="float">
            <text:p>79.1666666667</text:p>
          </table:table-cell>
          <table:table-cell table:style-name="ce5" table:formula="of:=AVERAGE([.AH2:.AH19])" office:value-type="float" office:value="72.4444444444444" calcext:value-type="float">
            <text:p>72.4444444444</text:p>
          </table:table-cell>
          <table:table-cell table:style-name="ce11" table:formula="of:=AVERAGE([.AI2:.AI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2" table:formula="of:=(SUM(VLOOKUP([.C2]; [.$AL$2:.$AM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11"/>
          <table:table-cell table:style-name="ce17" table:formula="of:=AVERAGE([.AU2:.AU19])" office:value-type="string" office:string-value="" calcext:value-type="error">
            <text:p>#VALUE!</text:p>
          </table:table-cell>
          <table:table-cell table:style-name="ce15" table:number-columns-repeated="2"/>
          <table:table-cell table:style-name="ce17" table:formula="of:=AVERAGE([.AX2:.AX22])" office:value-type="string" office:string-value="" calcext:value-type="error">
            <text:p>#VALUE!</text:p>
          </table:table-cell>
          <table:table-cell table:style-name="ce17" table:formula="of:=AVERAGE([.AY2:.AY22])" office:value-type="float" office:value="2.79444444444444" calcext:value-type="float">
            <text:p>2.7944444444</text:p>
          </table:table-cell>
          <table:table-cell table:number-columns-repeated="973"/>
        </table:table-row>
        <table:table-row table:style-name="ro1" table:number-rows-repeated="5">
          <table:table-cell table:number-columns-repeated="26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989"/>
        </table:table-row>
        <table:table-row table:style-name="ro1">
          <table:table-cell table:number-columns-repeated="26"/>
          <table:table-cell table:style-name="ce13"/>
          <table:table-cell table:number-columns-repeated="99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0:13:19.437815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24T10:16:01.710752770</dc:date>
    <dc:creator>Gregory Kapfhammer</dc:creator>
    <meta:editing-duration>P9DT16H58M24S</meta:editing-duration>
    <meta:editing-cycles>302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48" meta:object-count="0"/>
  </office:meta>
</office:document-meta>
</file>